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Numbering_20_123"/>
    <style:style style:name="P2" style:family="paragraph" style:parent-style-name="Text_20_body" style:list-style-name="Numbering_20_123">
      <style:text-properties officeooo:paragraph-rsid="00326ca4"/>
    </style:style>
    <style:style style:name="P3" style:family="paragraph" style:parent-style-name="Text_20_body" style:list-style-name="Numbering_20_123">
      <style:text-properties officeooo:paragraph-rsid="0036f1a6"/>
    </style:style>
    <style:style style:name="P4" style:family="paragraph" style:parent-style-name="Text_20_body" style:list-style-name="Numbering_20_123">
      <style:text-properties officeooo:rsid="003429e3" officeooo:paragraph-rsid="003429e3"/>
    </style:style>
    <style:style style:name="P5" style:family="paragraph" style:parent-style-name="Title">
      <style:text-properties officeooo:rsid="002ffad7" officeooo:paragraph-rsid="002ffad7"/>
    </style:style>
    <style:style style:name="T1" style:family="text">
      <style:text-properties officeooo:rsid="00326ca4"/>
    </style:style>
    <style:style style:name="T2" style:family="text">
      <style:text-properties style:font-name="Noto Sans" fo:language="none" fo:country="none" officeooo:rsid="00326ca4"/>
    </style:style>
    <style:style style:name="T3" style:family="text">
      <style:text-properties officeooo:rsid="003582e0"/>
    </style:style>
    <style:style style:name="T4" style:family="text">
      <style:text-properties officeooo:rsid="0037b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thers of Confederation</text:p>
      <text:list xml:id="list3917041691" text:style-name="Numbering_20_123">
        <text:list-item>
          <text:p text:style-name="P1">The Reciprocity Treaty involved the British North America colonies being able to sell raw materials to the USA without paying tariffs.</text:p>
        </text:list-item>
        <text:list-item>
          <text:p text:style-name="P1"/>
          <text:list>
            <text:list-item>
              <text:p text:style-name="P2">Representation by <text:span text:style-name="T1">P</text:span>opulation <text:span text:style-name="T2">is where representatives each represent an equal number of voters.</text:span></text:p>
            </text:list-item>
            <text:list-item>
              <text:p text:style-name="P4">George Brown.</text:p>
            </text:list-item>
          </text:list>
        </text:list-item>
        <text:list-item>
          <text:p text:style-name="P4">George Brown wanted Representation by Population, to send settlers to the West, and to buy more farmland.</text:p>
        </text:list-item>
        <text:list-item>
          <text:p text:style-name="P3">Reform Party — George Brown<text:line-break/>Conservative Party — John A. Macdonald, Charles Tupper<text:line-break/><text:span text:style-name="T4">Parti Bleu</text:span> — <text:span text:style-name="T3">George-Etienne Cartier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Noto Sans" fo:font-family="'Noto Sans'" style:font-style-name="Regular" style:font-family-generic="swiss" style:font-pitch="variable" fo:language="none" fo:country="none"/>
    </style:style>
    <style:style style:name="Heading" style:family="paragraph" style:parent-style-name="Standard" style:next-style-name="Text_20_body" style:class="text">
      <style:paragraph-properties fo:margin-top="0.2in" fo:margin-bottom="0.1in" style:contextual-spacing="tru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5in" style:auto-text-indent="false"/>
    </style:style>
    <style:style style:name="Hanging_20_indent" style:display-name="Hanging indent" style:family="paragraph" style:parent-style-name="Text_20_body" style:class="text">
      <style:paragraph-properties fo:margin-left="0.5in" fo:margin-right="0in" fo:text-indent="-0.25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5in" fo:margin-right="0in" fo:text-indent="0in" style:auto-text-indent="false"/>
    </style:style>
    <style:style style:name="Quotations" style:family="paragraph" style:parent-style-name="Standard" style:class="html">
      <style:paragraph-properties fo:margin-left="0.5in" fo:margin-right="0.5in" fo:margin-top="0in" fo:margin-bottom="0.1in" style:contextual-spacing="false" fo:text-indent="0in" style:auto-text-indent="false"/>
      <style:text-properties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1in" style:contextual-spacing="false" fo:text-align="center" style:justify-single-word="false"/>
      <style:text-properties fo:font-size="16pt" style:font-size-asian="18pt" style:font-size-complex="18pt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99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20%" fo:font-weight="bold" style:font-size-asian="115%" style:font-weight-asian="bold" style:font-size-complex="115%" style:font-weight-complex="bold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0.2in" fo:text-indent="-0.1in" fo:margin-left="0.2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0.4in" fo:text-indent="-0.1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0.6in" fo:text-indent="-0.1in" fo:margin-left="0.6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0.8in" fo:text-indent="-0.1in" fo:margin-left="0.8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1in" fo:text-indent="-0.1in" fo:margin-left="1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1.2in" fo:text-indent="-0.1in" fo:margin-left="1.2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1.4in" fo:text-indent="-0.1in" fo:margin-left="1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1.6in" fo:text-indent="-0.1in" fo:margin-left="1.6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1.8in" fo:text-indent="-0.1in" fo:margin-left="1.8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center">
          <style:list-level-label-alignment text:label-followed-by="listtab" text:list-tab-stop-position="2in" fo:text-indent="-0.1in" fo:margin-left="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35in" fo:text-indent="-0.15in" fo:margin-left="0.35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55in" fo:text-indent="-0.15in" fo:margin-left="0.55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95in" fo:text-indent="-0.15in" fo:margin-left="0.95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15in" fo:text-indent="-0.15in" fo:margin-left="1.15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1.55in" fo:text-indent="-0.15in" fo:margin-left="1.55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75in" fo:text-indent="-0.15in" fo:margin-left="1.75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 fo:text-align="center">
          <style:list-level-label-alignment text:label-followed-by="listtab" text:list-tab-stop-position="0.2in" fo:text-indent="-0.1in" fo:margin-left="0.2in"/>
        </style:list-level-properties>
        <style:text-properties fo:font-family="'Source Code Pro'" style:font-style-name="Regular"/>
      </text:list-level-style-bullet>
      <text:list-level-style-bullet text:level="2" text:style-name="Numbering_20_Symbols" text:bullet-char="☐">
        <style:list-level-properties text:list-level-position-and-space-mode="label-alignment" fo:text-align="center">
          <style:list-level-label-alignment text:label-followed-by="listtab" text:list-tab-stop-position="0.2in" fo:text-indent="-0.1in" fo:margin-left="0.2in"/>
        </style:list-level-properties>
        <style:text-properties fo:font-family="'Source Code Pro'" style:font-style-name="Regular"/>
      </text:list-level-style-bullet>
      <text:list-level-style-bullet text:level="3" text:style-name="Numbering_20_Symbols" text:bullet-char="☑">
        <style:list-level-properties text:list-level-position-and-space-mode="label-alignment" fo:text-align="center">
          <style:list-level-label-alignment text:label-followed-by="listtab" text:list-tab-stop-position="0.4in" fo:text-indent="-0.1in" fo:margin-left="0.4in"/>
        </style:list-level-properties>
        <style:text-properties fo:font-family="'Source Code Pro'" style:font-style-name="Regular"/>
      </text:list-level-style-bullet>
      <text:list-level-style-bullet text:level="4" text:style-name="Numbering_20_Symbols" text:bullet-char="☐">
        <style:list-level-properties text:list-level-position-and-space-mode="label-alignment" fo:text-align="center">
          <style:list-level-label-alignment text:label-followed-by="listtab" text:list-tab-stop-position="0.4in" fo:text-indent="-0.1in" fo:margin-left="0.4in"/>
        </style:list-level-properties>
        <style:text-properties fo:font-family="'Source Code Pro'" style:font-style-name="Regular"/>
      </text:list-level-style-bullet>
      <text:list-level-style-bullet text:level="5" text:style-name="Numbering_20_Symbols" text:bullet-char="☑">
        <style:list-level-properties text:list-level-position-and-space-mode="label-alignment" fo:text-align="center">
          <style:list-level-label-alignment text:label-followed-by="listtab" text:list-tab-stop-position="0.6in" fo:text-indent="-0.1in" fo:margin-left="0.6in"/>
        </style:list-level-properties>
        <style:text-properties fo:font-family="'Source Code Pro'" style:font-style-name="Regular"/>
      </text:list-level-style-bullet>
      <text:list-level-style-bullet text:level="6" text:style-name="Numbering_20_Symbols" text:bullet-char="☐">
        <style:list-level-properties text:list-level-position-and-space-mode="label-alignment" fo:text-align="center">
          <style:list-level-label-alignment text:label-followed-by="listtab" text:list-tab-stop-position="0.6in" fo:text-indent="-0.1in" fo:margin-left="0.6in"/>
        </style:list-level-properties>
        <style:text-properties fo:font-family="'Source Code Pro'" style:font-style-name="Regular"/>
      </text:list-level-style-bullet>
      <text:list-level-style-bullet text:level="7" text:style-name="Numbering_20_Symbols" text:bullet-char="☑">
        <style:list-level-properties text:list-level-position-and-space-mode="label-alignment" fo:text-align="center">
          <style:list-level-label-alignment text:label-followed-by="listtab" text:list-tab-stop-position="0.8in" fo:text-indent="-0.1in" fo:margin-left="0.8in"/>
        </style:list-level-properties>
        <style:text-properties fo:font-family="'Source Code Pro'" style:font-style-name="Regular"/>
      </text:list-level-style-bullet>
      <text:list-level-style-bullet text:level="8" text:style-name="Numbering_20_Symbols" text:bullet-char="☐">
        <style:list-level-properties text:list-level-position-and-space-mode="label-alignment" fo:text-align="center">
          <style:list-level-label-alignment text:label-followed-by="listtab" text:list-tab-stop-position="0.8in" fo:text-indent="-0.1in" fo:margin-left="0.8in"/>
        </style:list-level-properties>
        <style:text-properties fo:font-family="'Source Code Pro'" style:font-style-name="Regular"/>
      </text:list-level-style-bullet>
      <text:list-level-style-bullet text:level="9" text:style-name="Numbering_20_Symbols" text:bullet-char="☑">
        <style:list-level-properties text:list-level-position-and-space-mode="label-alignment" fo:text-align="center">
          <style:list-level-label-alignment text:label-followed-by="listtab" text:list-tab-stop-position="1in" fo:text-indent="-0.1in" fo:margin-left="1in"/>
        </style:list-level-properties>
        <style:text-properties fo:font-family="'Source Code Pro'" style:font-style-name="Regular"/>
      </text:list-level-style-bullet>
      <text:list-level-style-bullet text:level="10" text:style-name="Numbering_20_Symbols" text:bullet-char="☐">
        <style:list-level-properties text:list-level-position-and-space-mode="label-alignment" fo:text-align="center">
          <style:list-level-label-alignment text:label-followed-by="listtab" text:list-tab-stop-position="1in" fo:text-indent="-0.1in" fo:margin-left="1in"/>
        </style:list-level-properties>
        <style:text-properties fo:font-family="'Source Code Pro'" style:font-style-name="Regular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0.2in" fo:text-indent="-0.1in" fo:margin-left="0.2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0.4in" fo:text-indent="-0.1in" fo:margin-left="0.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0.6in" fo:text-indent="-0.1in" fo:margin-left="0.6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0.8in" fo:text-indent="-0.1in" fo:margin-left="0.8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1in" fo:text-indent="-0.1in" fo:margin-left="1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1.2in" fo:text-indent="-0.1in" fo:margin-left="1.2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1.4in" fo:text-indent="-0.1in" fo:margin-left="1.4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1.6in" fo:text-indent="-0.1in" fo:margin-left="1.6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1.8in" fo:text-indent="-0.1in" fo:margin-left="1.8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 fo:text-align="center">
          <style:list-level-label-alignment text:label-followed-by="listtab" text:list-tab-stop-position="2in" fo:text-indent="-0.1in" fo:margin-left="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3T17:11:23.889372139</meta:creation-date>
    <meta:generator>LibreOffice/7.0.1.2$Linux_X86_64 LibreOffice_project/00$Build-2</meta:generator>
    <meta:editing-duration>PT1H1M30S</meta:editing-duration>
    <meta:editing-cycles>10</meta:editing-cycles>
    <meta:initial-creator>Josh Abell-Smith</meta:initial-creator>
    <dc:date>2020-09-23T19:54:17.955532552</dc:date>
    <dc:creator>Josh Abell-Smith</dc:creator>
    <meta:document-statistic meta:table-count="0" meta:image-count="0" meta:object-count="0" meta:page-count="1" meta:paragraph-count="8" meta:word-count="78" meta:character-count="503" meta:non-whitespace-character-count="435"/>
    <meta:template xlink:type="simple" xlink:actuate="onRequest" xlink:title="BlankDocument" xlink:href="../../BlankDocument.ott" meta:date="2020-09-23T17:11:23.598867610"/>
  </office:meta>
</office:document-meta>
</file>